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6.27cm" table:align="right"/>
    </style:style>
    <style:style style:name="Tabla2.A" style:family="table-column">
      <style:table-column-properties style:column-width="16.27cm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6.27cm" table:align="right"/>
    </style:style>
    <style:style style:name="Tabla3.A" style:family="table-column">
      <style:table-column-properties style:column-width="16.27cm"/>
    </style:style>
    <style:style style:name="Tabla3.A1" style:family="table-cell">
      <style:table-cell-properties fo:padding="0.097cm" fo:border="0.05pt solid #000000"/>
    </style:style>
    <style:style style:name="Tabla1" style:family="table">
      <style:table-properties style:width="16.24cm" table:align="right"/>
    </style:style>
    <style:style style:name="Tabla1.A" style:family="table-column">
      <style:table-column-properties style:column-width="16.24cm"/>
    </style:style>
    <style:style style:name="Tabla1.A1" style:family="table-cell">
      <style:table-cell-properties fo:padding="0.097cm" fo:border="0.05pt solid #000000"/>
    </style:style>
    <style:style style:name="Tabla4" style:family="table">
      <style:table-properties style:width="16.27cm" table:align="right"/>
    </style:style>
    <style:style style:name="Tabla4.A" style:family="table-column">
      <style:table-column-properties style:column-width="16.27cm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6.27cm" table:align="right"/>
    </style:style>
    <style:style style:name="Tabla5.A" style:family="table-column">
      <style:table-column-properties style:column-width="16.27cm"/>
    </style:style>
    <style:style style:name="Tabla5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86b60" officeooo:paragraph-rsid="000799f7"/>
    </style:style>
    <style:style style:name="P2" style:family="paragraph" style:parent-style-name="Standard">
      <style:text-properties fo:color="#000000" loext:opacity="100%" style:text-underline-style="solid" style:text-underline-width="auto" style:text-underline-color="font-color" fo:font-weight="bold" officeooo:paragraph-rsid="000799f7" style:font-weight-asian="bold" style:font-weight-complex="bold"/>
    </style:style>
    <style:style style:name="P3" style:family="paragraph" style:parent-style-name="Standard">
      <style:text-properties officeooo:rsid="0006bbe0" officeooo:paragraph-rsid="000799f7"/>
    </style:style>
    <style:style style:name="P4" style:family="paragraph" style:parent-style-name="Standard">
      <style:text-properties officeooo:paragraph-rsid="000799f7"/>
    </style:style>
    <style:style style:name="P5" style:family="paragraph" style:parent-style-name="Text_20_body" style:list-style-name="L1">
      <style:text-properties officeooo:paragraph-rsid="000799f7"/>
    </style:style>
    <style:style style:name="P6" style:family="paragraph" style:parent-style-name="Text_20_body" style:list-style-name="L5">
      <style:text-properties officeooo:paragraph-rsid="000799f7"/>
    </style:style>
    <style:style style:name="P7" style:family="paragraph" style:parent-style-name="Text_20_body">
      <style:text-properties officeooo:paragraph-rsid="000799f7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officeooo:paragraph-rsid="000799f7"/>
    </style:style>
    <style:style style:name="P9" style:family="paragraph" style:parent-style-name="Text_20_body" style:list-style-name="L4">
      <style:paragraph-properties fo:margin-top="0cm" fo:margin-bottom="0cm" style:contextual-spacing="false"/>
      <style:text-properties officeooo:paragraph-rsid="000799f7"/>
    </style:style>
    <style:style style:name="P10" style:family="paragraph" style:parent-style-name="Text_20_body" style:list-style-name="L5">
      <style:paragraph-properties fo:margin-top="0cm" fo:margin-bottom="0cm" style:contextual-spacing="false"/>
      <style:text-properties officeooo:paragraph-rsid="000799f7"/>
    </style:style>
    <style:style style:name="T1" style:family="text">
      <style:text-properties officeooo:rsid="0006bbe0"/>
    </style:style>
    <style:style style:name="T2" style:family="text">
      <style:text-properties officeooo:rsid="00086b60"/>
    </style:style>
    <style:style style:name="T3" style:family="text">
      <style:text-properties officeooo:rsid="000799f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text:span text:style-name="T3">REPASO XSD</text:span></text:p>
      <text:p text:style-name="P2"><text:span text:style-name="T1">V</text:span>alida los siguientes documentos XML frente al correspondiente esquema:</text:p>
      <text:p text:style-name="P4"/>
      <text:p text:style-name="P4"><text:span text:style-name="T3">1</text:span><text:span text:style-name="T1">)</text:span></text:p>
      <table:table table:name="Tabla2" table:style-name="Tabla2">
        <table:table-column table:style-name="Tabla2.A"/>
        <table:table-row table:style-name="TableLine2221544470608">
          <table:table-cell table:style-name="Tabla2.A1" office:value-type="string">
            <text:p text:style-name="P4">&lt;articulo codigo="a-1345"&gt;&lt;/articulo&gt;</text:p>
          </table:table-cell>
        </table:table-row>
      </table:table>
      <text:p text:style-name="P4"/>
      <text:p text:style-name="P4"/>
      <text:p text:style-name="P4"><text:span text:style-name="T3">2</text:span><text:span text:style-name="T1">)</text:span></text:p>
      <table:table table:name="Tabla3" table:style-name="Tabla3">
        <table:table-column table:style-name="Tabla3.A"/>
        <table:table-row table:style-name="TableLine2221544464624">
          <table:table-cell table:style-name="Tabla3.A1" office:value-type="string">
            <text:p text:style-name="P4">&lt;empleado&gt; </text:p>
            <text:p text:style-name="P4"><text:s text:c="2"/>&lt;nombre&gt;Marta&lt;/nombre&gt;</text:p>
            <text:p text:style-name="P4"><text:s text:c="2"/>&lt;apellidos&gt;</text:p>
            <text:p text:style-name="P4"><text:s text:c="5"/>&lt;apellido1Pérez&lt;/apellido1&gt;</text:p>
            <text:p text:style-name="P4"><text:s text:c="4"/>&lt;apellido2&gt;Pérez&lt;/apellido2&gt;</text:p>
            <text:p text:style-name="P4"><text:s text:c="3"/>&lt;apellidos&gt;</text:p>
            <text:p text:style-name="P4">&lt;/empleado&gt;</text:p>
          </table:table-cell>
        </table:table-row>
      </table:table>
      <text:p text:style-name="P3"/>
      <text:p text:style-name="P4"><text:span text:style-name="T3">3</text:span><text:span text:style-name="T1">)</text:span></text:p>
      <text:p text:style-name="P4"/>
      <text:p text:style-name="P4"/>
      <table:table table:name="Tabla1" table:style-name="Tabla1">
        <table:table-column table:style-name="Tabla1.A"/>
        <table:table-row table:style-name="TableLine2221544465440">
          <table:table-cell table:style-name="Tabla1.A1" office:value-type="string">
            <text:p text:style-name="P4"/>
            <text:p text:style-name="P4">&lt;documento&gt;</text:p>
            <text:p text:style-name="P4"><text:s/>Estimado/a &lt;nombre&gt;Pablo Gómez&lt;/nombre&gt;.</text:p>
            <text:p text:style-name="P4"><text:s text:c="2"/>Su petición realizada el día:&lt;fecha&gt;2015-03-16&lt;/fecha&gt;</text:p>
            <text:p text:style-name="P4"><text:s text:c="2"/>será resuelta el día de hoy a las:&lt;hora&gt;12:10:00&lt;/hora&gt;.</text:p>
            <text:p text:style-name="P4">&lt;/documento&gt;</text:p>
          </table:table-cell>
        </table:table-row>
      </table:table>
      <text:p text:style-name="P4"/>
      <text:p text:style-name="P4"/>
      <text:p text:style-name="P4"/>
      <text:p text:style-name="P4"><text:span text:style-name="T3">4</text:span><text:span text:style-name="T1">)</text:span></text:p>
      <text:p text:style-name="P4"/>
      <table:table table:name="Tabla4" table:style-name="Tabla4">
        <table:table-column table:style-name="Tabla4.A"/>
        <table:table-row table:style-name="TableLine2221544458096">
          <table:table-cell table:style-name="Tabla4.A1" office:value-type="string">
            <text:p text:style-name="P4">&lt;encargados clase=”A1”&gt; </text:p>
            <text:p text:style-name="P4"><text:s text:c="2"/>&lt;encargado&gt;</text:p>
            <text:p text:style-name="P4"><text:s text:c="2"/>&lt;nombre&gt;Manuel&lt;/nombre&gt;</text:p>
            <text:p text:style-name="P4"><text:s text:c="2"/>&lt;apellidos&gt;Pérez&lt;/apellidos&gt;</text:p>
            <text:p text:style-name="P4">&lt;encargado&gt;</text:p>
            <text:p text:style-name="P4"><text:s/>&lt;encargado&gt;</text:p>
            <text:p text:style-name="P4"><text:s text:c="2"/>&lt;nombre&gt;Marta&lt;/nombre&gt;</text:p>
            <text:p text:style-name="P4"><text:s text:c="2"/>&lt;apellidos&gt;González&lt;/apellidos&gt;</text:p>
            <text:p text:style-name="P4">&lt;encargado&gt;</text:p>
            <text:p text:style-name="P4">&lt;/encargados&gt;</text:p>
          </table:table-cell>
        </table:table-row>
      </table:table>
      <text:p text:style-name="P4"/>
      <text:p text:style-name="P4"><text:span text:style-name="T3">5</text:span><text:span text:style-name="T1">)</text:span></text:p>
      <text:p text:style-name="P4"/>
      <table:table table:name="Tabla5" table:style-name="Tabla5">
        <table:table-column table:style-name="Tabla5.A"/>
        <table:table-row table:style-name="TableLine2221544467072">
          <table:table-cell table:style-name="Tabla5.A1" office:value-type="string">
            <text:p text:style-name="P4">&lt;encargados&gt; </text:p>
            <text:p text:style-name="P4"><text:s text:c="2"/>&lt;encargado seccion=”s1”&gt;</text:p>
            <text:p text:style-name="P4"><text:s text:c="2"/>&lt;nombre&gt;Marta&lt;/nombre&gt;</text:p>
            <text:p text:style-name="P4"><text:s text:c="2"/>&lt;apellidos&gt;Sanchez&lt;/apellidos&gt;</text:p>
            <text:p text:style-name="P4">&lt;encargado&gt;</text:p>
            <text:p text:style-name="P4"><text:s/>&lt;encargado seccion=”s2”&gt;</text:p>
            <text:p text:style-name="P4"><text:s text:c="2"/>&lt;nombre&gt;Mario&lt;/nombre&gt;</text:p>
            <text:p text:style-name="P4"><text:soft-page-break/><text:s text:c="2"/>&lt;apellidos&gt;Casillas&lt;/apellidos&gt;</text:p>
            <text:p text:style-name="P4">&lt;encargado&gt;</text:p>
            <text:p text:style-name="P4">&lt;/encargados&gt;</text:p>
          </table:table-cell>
        </table:table-row>
      </table:table>
      <text:p text:style-name="P4"/>
      <text:p text:style-name="P4"/>
      <text:p text:style-name="P4"><text:span text:style-name="T3">6</text:span><text:span text:style-name="T2">- </text:span>Se quiere definir un lenguaje de marcas para representar los resultados de una liga de fútbol. La información que se quiere almacenar de cada partido es:</text:p>
      <text:list xml:id="list250984181" text:style-name="L1">
        <text:list-item>
          <text:p text:style-name="P8">el nombre del equipo local </text:p>
        </text:list-item>
        <text:list-item>
          <text:p text:style-name="P8">el nombre del equipo visitante </text:p>
        </text:list-item>
        <text:list-item>
          <text:p text:style-name="P8">los goles marcados por el equipo local </text:p>
        </text:list-item>
        <text:list-item>
          <text:p text:style-name="P5">los goles marcados por el equipo visitante </text:p>
        </text:list-item>
      </text:list>
      <text:p text:style-name="P7">Escribe tres documentos que incluyan <text:span text:style-name="T2">tres resultados de la liga de 1ª división.</text:span></text:p>
      <text:list xml:id="list3437235860" text:style-name="L4">
        <text:list-header>
          <text:p text:style-name="P9"/>
        </text:list-header>
      </text:list>
      <text:p text:style-name="P7">Cada documento incluirá un <text:s/><text:span text:style-name="T2">esquema </text:span><text:s/>diferente para representar ese lenguaje de marcas:</text:p>
      <text:list xml:id="list3236655303" text:style-name="L5">
        <text:list-item>
          <text:p text:style-name="P10">un <text:span text:style-name="T2">esquema </text:span>en la que no haya atributos, sino únicamente etiquetas </text:p>
        </text:list-item>
        <text:list-item>
          <text:p text:style-name="P10">un <text:span text:style-name="T2">esquema </text:span>en la que los goles sean atributos </text:p>
        </text:list-item>
        <text:list-item>
          <text:p text:style-name="P6">un <text:span text:style-name="T2">esquema </text:span>en la que toda la información se guarde en forma de atributos 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5T17:27:41.304000000</meta:creation-date>
    <dc:date>2023-02-15T17:32:06.719000000</dc:date>
    <meta:editing-duration>PT4M25S</meta:editing-duration>
    <meta:editing-cycles>1</meta:editing-cycles>
    <meta:document-statistic meta:table-count="5" meta:image-count="0" meta:object-count="0" meta:page-count="2" meta:paragraph-count="51" meta:word-count="184" meta:character-count="1507" meta:non-whitespace-character-count="1325"/>
    <meta:generator>LibreOffice/7.0.2.2$Windows_X86_64 LibreOffice_project/8349ace3c3162073abd90d81fd06dcfb6b36b994</meta:generator>
  </office:meta>
</office:document-meta>
</file>